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59.98">
            <text:p>59.980</text:p>
          </table:table-cell>
          <table:table-cell office:value-type="float" office:value="10">
            <text:p>10</text:p>
          </table:table-cell>
          <table:table-cell table:formula="of:=[.C3]*1.01" office:value-type="float" office:value="66.2552350821641">
            <text:p>66.2552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5.3147693493962">
            <text:p>35.3148</text:p>
          </table:table-cell>
          <table:table-cell table:style-name="ce2" office:value-type="float" office:value="33.69">
            <text:p>33.69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7.2147194051035">
            <text:p>37.2147</text:p>
          </table:table-cell>
          <table:table-cell table:style-name="ce2" office:value-type="float" office:value="60.1">
            <text:p>60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66.3877897372134">
            <text:p>66.387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59.98">
            <text:p>5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65.599242655608">
            <text:p>65.5992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965118167719">
            <text:p>34.9651</text:p>
          </table:table-cell>
          <table:table-cell table:style-name="ce3" table:formula="of:=[.V2]" office:value-type="float" office:value="33.69">
            <text:p>33.69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6.8462568367361">
            <text:p>36.8463</text:p>
          </table:table-cell>
          <table:table-cell table:style-name="ce3" table:formula="of:=[.Y2]" office:value-type="float" office:value="60.1">
            <text:p>60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65.7304848883301">
            <text:p>65.730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59.98">
            <text:p>5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64.9497452035723">
            <text:p>64.949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4.6189288789297">
            <text:p>34.6189</text:p>
          </table:table-cell>
          <table:table-cell table:style-name="ce3" table:formula="of:=[.V3]" office:value-type="float" office:value="33.69">
            <text:p>33.69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6.48144241261">
            <text:p>36.4814</text:p>
          </table:table-cell>
          <table:table-cell table:style-name="ce3" table:formula="of:=[.Y3]" office:value-type="float" office:value="60.1">
            <text:p>60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65.0796880082476">
            <text:p>65.0797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59.98">
            <text:p>5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4.3066784193785">
            <text:p>64.3067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4.2761672068611">
            <text:p>34.2762</text:p>
          </table:table-cell>
          <table:table-cell table:style-name="ce3" table:formula="of:=[.V4]" office:value-type="float" office:value="33.69">
            <text:p>33.69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6.1202400124852">
            <text:p>36.1202</text:p>
          </table:table-cell>
          <table:table-cell table:style-name="ce3" table:formula="of:=[.Y4]" office:value-type="float" office:value="60.1">
            <text:p>60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64.4353346616313">
            <text:p>64.435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59.98">
            <text:p>5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3.669978633048">
            <text:p>63.6700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936799214714">
            <text:p>33.9368</text:p>
          </table:table-cell>
          <table:table-cell table:style-name="ce3" table:formula="of:=[.V5]" office:value-type="float" office:value="33.69">
            <text:p>33.69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5.7626138737477">
            <text:p>35.7626</text:p>
          </table:table-cell>
          <table:table-cell table:style-name="ce3" table:formula="of:=[.Y5]" office:value-type="float" office:value="60.1">
            <text:p>60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63.7973610511201">
            <text:p>63.797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59.98">
            <text:p>59.98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3.039582804998">
            <text:p>63.0396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1.97">
            <text:p>31.97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3.600791301697">
            <text:p>33.6008</text:p>
          </table:table-cell>
          <table:table-cell table:style-name="ce3" table:formula="of:=[.V6]" office:value-type="float" office:value="33.69">
            <text:p>33.69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5.408528587869">
            <text:p>35.4085</text:p>
          </table:table-cell>
          <table:table-cell table:style-name="ce3" table:formula="of:=[.Y6]" office:value-type="float" office:value="60.1">
            <text:p>60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63.16570401101">
            <text:p>63.1657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59.98">
            <text:p>5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2.4154285198">
            <text:p>62.4154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3.2681101997">
            <text:p>33.2681</text:p>
          </table:table-cell>
          <table:table-cell table:style-name="ce3" table:formula="of:=[.V7]" office:value-type="float" office:value="33.69">
            <text:p>33.69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5.0579490969">
            <text:p>35.0579</text:p>
          </table:table-cell>
          <table:table-cell table:style-name="ce3" table:formula="of:=[.Y7]" office:value-type="float" office:value="60.1">
            <text:p>60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62.540301001">
            <text:p>62.540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59.98">
            <text:p>5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1.79745398">
            <text:p>61.7975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93872297">
            <text:p>32.9387</text:p>
          </table:table-cell>
          <table:table-cell table:style-name="ce3" table:formula="of:=[.V8]" office:value-type="float" office:value="33.69">
            <text:p>33.69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4.71084069">
            <text:p>34.7108</text:p>
          </table:table-cell>
          <table:table-cell table:style-name="ce3" table:formula="of:=[.Y8]" office:value-type="float" office:value="60.1">
            <text:p>60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61.9210901">
            <text:p>61.921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59.98">
            <text:p>59.98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1.185598">
            <text:p>61.1856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2.612597">
            <text:p>32.6126</text:p>
          </table:table-cell>
          <table:table-cell table:style-name="ce3" table:formula="of:=[.V9]" office:value-type="float" office:value="33.69">
            <text:p>33.69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4.367169">
            <text:p>34.3672</text:p>
          </table:table-cell>
          <table:table-cell table:style-name="ce3" table:formula="of:=[.Y9]" office:value-type="float" office:value="60.1">
            <text:p>60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61.30801">
            <text:p>61.3080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59.98">
            <text:p>59.98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0.5798">
            <text:p>60.5798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2.2897">
            <text:p>32.2897</text:p>
          </table:table-cell>
          <table:table-cell table:style-name="ce3" table:formula="of:=[.V10]" office:value-type="float" office:value="33.69">
            <text:p>33.69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4.0269">
            <text:p>34.0269</text:p>
          </table:table-cell>
          <table:table-cell table:style-name="ce3" table:formula="of:=[.Y10]" office:value-type="float" office:value="60.1">
            <text:p>60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60.701">
            <text:p>60.70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59.98">
            <text:p>59.98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59.98">
            <text:p>59.98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1.97">
            <text:p>31.97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97">
            <text:p>31.9700</text:p>
          </table:table-cell>
          <table:table-cell table:style-name="ce3" table:formula="of:=[.V11]" office:value-type="float" office:value="33.69">
            <text:p>33.69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3.69">
            <text:p>33.6900</text:p>
          </table:table-cell>
          <table:table-cell table:style-name="ce3" table:formula="of:=[.Y11]" office:value-type="float" office:value="60.1">
            <text:p>60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60.1">
            <text:p>60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59.98">
            <text:p>59.98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59.3861386138614">
            <text:p>59.3861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1.97">
            <text:p>31.97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1.6534653465346">
            <text:p>31.6535</text:p>
          </table:table-cell>
          <table:table-cell table:style-name="ce3" table:formula="of:=[.V12]" office:value-type="float" office:value="33.69">
            <text:p>33.69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3.3564356435644">
            <text:p>33.3564</text:p>
          </table:table-cell>
          <table:table-cell table:style-name="ce3" table:formula="of:=[.Y12]" office:value-type="float" office:value="60.1">
            <text:p>60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59.5049504950495">
            <text:p>59.5050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59.98">
            <text:p>59.98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58.7981570434271">
            <text:p>58.7982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1.97">
            <text:p>31.97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1.3400646995393">
            <text:p>31.3401</text:p>
          </table:table-cell>
          <table:table-cell table:style-name="ce3" table:formula="of:=[.V13]" office:value-type="float" office:value="33.69">
            <text:p>33.69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3.0261739045192">
            <text:p>33.0262</text:p>
          </table:table-cell>
          <table:table-cell table:style-name="ce3" table:formula="of:=[.Y13]" office:value-type="float" office:value="60.1">
            <text:p>60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58.915792569356">
            <text:p>58.9158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59.98">
            <text:p>5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58.2159970727001">
            <text:p>58.2160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1.0297670292468">
            <text:p>31.0298</text:p>
          </table:table-cell>
          <table:table-cell table:style-name="ce3" table:formula="of:=[.V14]" office:value-type="float" office:value="33.69">
            <text:p>33.69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2.6991820836823">
            <text:p>32.6992</text:p>
          </table:table-cell>
          <table:table-cell table:style-name="ce3" table:formula="of:=[.Y14]" office:value-type="float" office:value="60.1">
            <text:p>60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58.3324678904514">
            <text:p>58.3325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59.98">
            <text:p>5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57.6396010620793">
            <text:p>57.6396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7225416131156">
            <text:p>30.7225</text:p>
          </table:table-cell>
          <table:table-cell table:style-name="ce3" table:formula="of:=[.V15]" office:value-type="float" office:value="33.69">
            <text:p>33.69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2.3754278056261">
            <text:p>32.3754</text:p>
          </table:table-cell>
          <table:table-cell table:style-name="ce3" table:formula="of:=[.Y15]" office:value-type="float" office:value="60.1">
            <text:p>60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57.7549187034173">
            <text:p>57.754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59.98">
            <text:p>5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57.0689119426528">
            <text:p>57.0689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1.97">
            <text:p>31.97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0.4183580327878">
            <text:p>30.4184</text:p>
          </table:table-cell>
          <table:table-cell table:style-name="ce3" table:formula="of:=[.V16]" office:value-type="float" office:value="33.69">
            <text:p>33.69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2.0548790154714">
            <text:p>32.0549</text:p>
          </table:table-cell>
          <table:table-cell table:style-name="ce3" table:formula="of:=[.Y16]" office:value-type="float" office:value="60.1">
            <text:p>60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57.1830878251656">
            <text:p>57.1831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59.98">
            <text:p>5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56.5038732105473">
            <text:p>56.5039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0.117186171077">
            <text:p>30.1172</text:p>
          </table:table-cell>
          <table:table-cell table:style-name="ce3" table:formula="of:=[.V17]" office:value-type="float" office:value="33.69">
            <text:p>33.69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1.7375039757142">
            <text:p>31.7375</text:p>
          </table:table-cell>
          <table:table-cell table:style-name="ce3" table:formula="of:=[.Y17]" office:value-type="float" office:value="60.1">
            <text:p>60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56.6169186387778">
            <text:p>56.6169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59.98">
            <text:p>5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55.944428921334">
            <text:p>55.944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8189962089871">
            <text:p>29.8190</text:p>
          </table:table-cell>
          <table:table-cell table:style-name="ce3" table:formula="of:=[.V18]" office:value-type="float" office:value="33.69">
            <text:p>33.69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1.4232712630834">
            <text:p>31.4233</text:p>
          </table:table-cell>
          <table:table-cell table:style-name="ce3" table:formula="of:=[.Y18]" office:value-type="float" office:value="60.1">
            <text:p>60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56.0563550878988">
            <text:p>56.0564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59.98">
            <text:p>5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55.3905236844891">
            <text:p>55.3905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9.5237586227595">
            <text:p>29.5238</text:p>
          </table:table-cell>
          <table:table-cell table:style-name="ce3" table:formula="of:=[.V19]" office:value-type="float" office:value="33.69">
            <text:p>33.69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1.1121497654291">
            <text:p>31.1121</text:p>
          </table:table-cell>
          <table:table-cell table:style-name="ce3" table:formula="of:=[.Y19]" office:value-type="float" office:value="60.1">
            <text:p>60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55.501341671187">
            <text:p>55.5013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59.98">
            <text:p>5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4.84210265791">
            <text:p>54.8421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9.23144418095">
            <text:p>29.2314</text:p>
          </table:table-cell>
          <table:table-cell table:style-name="ce3" table:formula="of:=[.V20]" office:value-type="float" office:value="33.69">
            <text:p>33.69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0.8041086786427">
            <text:p>30.8041</text:p>
          </table:table-cell>
          <table:table-cell table:style-name="ce3" table:formula="of:=[.Y20]" office:value-type="float" office:value="60.1">
            <text:p>60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54.9518234368188">
            <text:p>54.9518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59.98">
            <text:p>5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4.2991115424851">
            <text:p>54.2991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9420239415347">
            <text:p>28.9420</text:p>
          </table:table-cell>
          <table:table-cell table:style-name="ce3" table:formula="of:=[.V21]" office:value-type="float" office:value="33.69">
            <text:p>33.69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0.4991175036066">
            <text:p>30.4991</text:p>
          </table:table-cell>
          <table:table-cell table:style-name="ce3" table:formula="of:=[.Y21]" office:value-type="float" office:value="60.1">
            <text:p>60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54.4077459770483">
            <text:p>54.407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6">
            <text:p>6.000</text:p>
          </table:table-cell>
          <table:table-cell office:value-type="float" office:value="10">
            <text:p>10</text:p>
          </table:table-cell>
          <table:table-cell table:formula="of:=[.C26]*1.01" office:value-type="float" office:value="6.62773275246723">
            <text:p>6.6277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85">
            <text:p>1.185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897721861228">
            <text:p>1.3090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6">
            <text:p>6.0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6.56211163610617">
            <text:p>6.5621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85">
            <text:p>1.185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9601704813097">
            <text:p>1.2960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6">
            <text:p>6.0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6.49714023376848">
            <text:p>6.4971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85">
            <text:p>1.185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8318519616928">
            <text:p>1.2832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6">
            <text:p>6.0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43281211264206">
            <text:p>6.4328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85">
            <text:p>1.185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7048039224681">
            <text:p>1.2705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6">
            <text:p>6.0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369120903606">
            <text:p>6.3691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85">
            <text:p>1.185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5790137846219">
            <text:p>1.2579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6">
            <text:p>6.0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3060603006">
            <text:p>6.3061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85">
            <text:p>1.185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454469093685">
            <text:p>1.2454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6">
            <text:p>6.0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24362406">
            <text:p>6.2436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85">
            <text:p>1.185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3311575185">
            <text:p>1.2331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6">
            <text:p>6.0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181806">
            <text:p>6.1818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85">
            <text:p>1.185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20906685">
            <text:p>1.2209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6">
            <text:p>6.0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1206">
            <text:p>6.1206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85">
            <text:p>1.185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88185">
            <text:p>1.2088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6">
            <text:p>6.0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06">
            <text:p>6.0600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85">
            <text:p>1.185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9685">
            <text:p>1.1969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6">
            <text:p>6.0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">
            <text:p>6.00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85">
            <text:p>1.185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85">
            <text:p>1.18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6">
            <text:p>6.0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5.94059405940594">
            <text:p>5.9406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85">
            <text:p>1.185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7326732673267">
            <text:p>1.173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6">
            <text:p>6.0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5.88177629644153">
            <text:p>5.8818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85">
            <text:p>1.185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616508185472">
            <text:p>1.1617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6">
            <text:p>6.0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5.82354088756587">
            <text:p>5.8235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85">
            <text:p>1.185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5014932529426">
            <text:p>1.1501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6">
            <text:p>6.0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5.7658820668969">
            <text:p>5.7659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85">
            <text:p>1.185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876170821214">
            <text:p>1.1388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6">
            <text:p>6.0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5.70879412564049">
            <text:p>5.7088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85">
            <text:p>1.185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27486839814">
            <text:p>1.1275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6">
            <text:p>6.0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5.65227141152524">
            <text:p>5.6523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85">
            <text:p>1.185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1632360377623">
            <text:p>1.1163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6">
            <text:p>6.0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5.59630832824281">
            <text:p>5.5963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85">
            <text:p>1.185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0527089482796">
            <text:p>1.1053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6">
            <text:p>6.0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5.54089933489387">
            <text:p>5.5409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85">
            <text:p>1.185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9432761864154">
            <text:p>1.0943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6">
            <text:p>6.0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48603894543948">
            <text:p>5.4860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85">
            <text:p>1.185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834926917243">
            <text:p>1.0835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6">
            <text:p>6.0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4317217281579">
            <text:p>5.4317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85">
            <text:p>1.185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7276504131118">
            <text:p>1.072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699805">
            <text:p>69980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26606">
            <text:p>1926606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2015／05／05</text:date>, <text:time>15:16:5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05T15:16:56.98</dc:date>
    <meta:editing-duration>P34DT5H11M24S</meta:editing-duration>
    <meta:editing-cycles>116</meta:editing-cycles>
    <meta:generator>OpenOffice/4.1.1$Win32 OpenOffice.org_project/411m6$Build-9775</meta:generator>
    <meta:document-statistic meta:table-count="6" meta:cell-count="3469" meta:object-count="0"/>
  </office:meta>
</office:document-meta>
</file>